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sted Garlic Spread</text:p>
      <text:p text:style-name="P1"/>
      <text:p text:style-name="P2">1- large head garlic, unpeeled</text:p>
      <text:p text:style-name="P2">1- <text:s/>tablespoon olive oil</text:p>
      <text:p text:style-name="P2">1- 8 ounce cream cheese, softened</text:p>
      <text:p text:style-name="P2">¼ cup butter, softened</text:p>
      <text:p text:style-name="P2">½ teaspoon salt</text:p>
      <text:p text:style-name="P2">2 tablespoons minced fresh chives</text:p>
      <text:p text:style-name="P2"/>
      <text:p text:style-name="P2">Peel outer skin from garlic, leaving head intact. <text:s/>Place garlic in a small baking pan and drizzle with the olive oil. <text:s/>Cover with aluminum foil. <text:s/>Bake at 350 for 25 minutes. <text:s/>Remove cover, and bake 8 to 10 additional minutes or until garlic is soft. <text:s/>Remove from oven, and let cool completely. <text:s/>Remove and discard papery skin from garlic. <text:s text:c="2"/>Scoop out garlic pulp with a small spoon. <text:s/>If necessary, chopped into finer pieces.</text:p>
      <text:p text:style-name="P2"/>
      <text:p text:style-name="P3"><text:span text:style-name="T1">Beat cream cheese and butter at high speed with an electric mixer until light and fluffy. <text:s/>Add garlic and salt; beat until blended. <text:s/>Stir in chives. <text:s/>Store in refrigerator. <text:s/>Serve with crackers or French bread. <text:s/></text:span><text:span text:style-name="T2">Yield</text:span><text:span text:style-name="T1"> 1 ¼ cu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7-11-10T07:56:05</meta:creation-date>
    <dc:date>2011-12-25T23:19:38</dc:date>
    <meta:editing-cycles>2</meta:editing-cycles>
    <meta:editing-duration>PT5M52S</meta:editing-duration>
    <meta:document-statistic meta:table-count="0" meta:image-count="0" meta:object-count="0" meta:page-count="1" meta:paragraph-count="9" meta:word-count="142" meta:character-count="829"/>
    <dc:creator>robertm </dc:creator>
    <meta:user-defined meta:name="Info 1"/>
    <meta:user-defined meta:name="Info 2"/>
    <meta:user-defined meta:name="Info 3"/>
    <meta:user-defined meta:name="Info 4"/>
  </office:meta>
</office:document-meta>
</file>